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ourier 10 Pitch" officeooo:rsid="000dc15b" officeooo:paragraph-rsid="000dc15b"/>
    </style:style>
    <style:style style:name="P2" style:family="paragraph" style:parent-style-name="Standard" style:list-style-name="L1">
      <style:text-properties style:font-name="Courier 10 Pitch" officeooo:rsid="000dc15b" officeooo:paragraph-rsid="000eca46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8pt" fo:font-weight="bold" officeooo:rsid="000d848f" officeooo:paragraph-rsid="000d848f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style:font-name="Courier 10 Pitch" officeooo:rsid="00152447" officeooo:paragraph-rsid="00152447"/>
    </style:style>
    <style:style style:name="T1" style:family="text">
      <style:text-properties officeooo:rsid="001368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sons in News</text:p>
      <text:list xml:id="list4979686911742044542" text:style-name="L1">
        <text:list-item>
          <text:p text:style-name="P1">Kailash Satyarthi<text:tab/>: Nobel piece prize winner 2014. <text:span text:style-name="T1">His NGO's names is 'Bachpan Bachao Andolan'</text:span></text:p>
        </text:list-item>
        <text:list-item>
          <text:p text:style-name="P2">Malala Yousufzai<text:tab/>: Nobel piece prize winner 2014</text:p>
        </text:list-item>
        <text:list-item>
          <text:p text:style-name="P4">M B shash<text:tab/><text:tab/><text:tab/>: chairman of S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55:48.560633233</meta:creation-date>
    <meta:generator>LibreOffice/4.3.2.2$Linux_X86_64 LibreOffice_project/430m0$Build-2</meta:generator>
    <dc:date>2014-12-16T00:21:41.033215309</dc:date>
    <meta:editing-duration>PT25M48S</meta:editing-duration>
    <meta:editing-cycles>8</meta:editing-cycles>
    <meta:document-statistic meta:table-count="0" meta:image-count="0" meta:object-count="0" meta:page-count="1" meta:paragraph-count="4" meta:word-count="36" meta:character-count="192" meta:non-whitespace-character-count="161"/>
  </office:meta>
</office:document-meta>
</file>